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list-style-name="WWNum2">
      <style:paragraph-properties fo:margin-left="0.751cm" fo:margin-right="0.046cm" fo:margin-top="0.314cm" fo:margin-bottom="0cm" loext:contextual-spacing="false" fo:line-height="150%" fo:text-indent="-0.725cm" style:auto-text-indent="false"/>
      <style:text-properties officeooo:paragraph-rsid="0010d446"/>
    </style:style>
    <style:style style:name="P2" style:family="paragraph" style:parent-style-name="Heading_20_1" style:list-style-name="WWNum2">
      <style:paragraph-properties fo:margin-left="0.751cm" fo:margin-right="0.046cm" fo:margin-top="0cm" fo:margin-bottom="0cm" loext:contextual-spacing="false" fo:line-height="150%" fo:text-indent="-0.725cm" style:auto-text-indent="false"/>
      <style:text-properties officeooo:paragraph-rsid="0010d446"/>
    </style:style>
    <style:style style:name="P3" style:family="paragraph" style:parent-style-name="Heading_20_1">
      <style:paragraph-properties fo:margin-left="0.205cm" fo:margin-right="0.046cm" fo:margin-top="0cm" fo:margin-bottom="0cm" loext:contextual-spacing="false" fo:line-height="150%" fo:text-indent="0cm" style:auto-text-indent="false"/>
      <style:text-properties style:font-name="Calibri" fo:font-size="11pt" officeooo:paragraph-rsid="0010d446" style:font-name-asian="Calibri1" style:font-size-asian="11pt" style:font-name-complex="Calibri1" style:font-size-complex="11pt"/>
    </style:style>
    <style:style style:name="P4" style:family="paragraph" style:parent-style-name="Heading_20_1">
      <style:paragraph-properties fo:margin-left="0.205cm" fo:margin-right="0.046cm" fo:margin-top="0cm" fo:margin-bottom="0cm" loext:contextual-spacing="false" fo:line-height="150%" fo:text-indent="0cm" style:auto-text-indent="false"/>
      <style:text-properties style:font-name="Calibri" fo:font-size="11pt" style:text-underline-style="solid" style:text-underline-width="auto" style:text-underline-color="font-color" officeooo:paragraph-rsid="0010d446" style:font-name-asian="Calibri1" style:font-size-asian="11pt" style:font-name-complex="Calibri1" style:font-size-complex="11pt"/>
    </style:style>
    <style:style style:name="P5" style:family="paragraph" style:parent-style-name="Heading_20_2">
      <style:paragraph-properties fo:line-height="150%"/>
      <style:text-properties style:font-name="Calibri" fo:font-size="11pt" style:text-underline-style="solid" style:text-underline-width="auto" style:text-underline-color="font-color" officeooo:paragraph-rsid="0010d446" style:font-name-asian="Calibri1" style:font-size-asian="11pt" style:font-name-complex="Calibri1" style:font-size-complex="11pt"/>
    </style:style>
    <style:style style:name="P6" style:family="paragraph" style:parent-style-name="Heading_20_2">
      <style:paragraph-properties fo:margin-left="0cm" fo:margin-right="0cm" fo:margin-top="0.153cm" fo:margin-bottom="0cm" loext:contextual-spacing="false" fo:line-height="150%" fo:text-indent="0cm" style:auto-text-indent="false"/>
      <style:text-properties style:font-name="Calibri" fo:font-size="11pt" style:text-underline-style="solid" style:text-underline-width="auto" style:text-underline-color="font-color" fo:font-weight="normal" officeooo:paragraph-rsid="0010d446" style:font-name-asian="Times New Roman1" style:font-size-asian="11pt" style:font-weight-asian="normal" style:font-name-complex="Calibri1" style:font-size-complex="11pt"/>
    </style:style>
    <style:style style:name="P7" style:family="paragraph" style:parent-style-name="Heading_20_2">
      <style:paragraph-properties fo:margin-left="0cm" fo:margin-right="0cm" fo:line-height="150%" fo:text-indent="0cm" style:auto-text-indent="false"/>
      <style:text-properties officeooo:paragraph-rsid="0010d446"/>
    </style:style>
    <style:style style:name="P8" style:family="paragraph" style:parent-style-name="Heading_20_2">
      <style:paragraph-properties fo:margin-left="0cm" fo:margin-right="0cm" fo:margin-top="0.321cm" fo:margin-bottom="0cm" loext:contextual-spacing="false" fo:line-height="150%" fo:text-indent="0cm" style:auto-text-indent="false"/>
      <style:text-properties officeooo:paragraph-rsid="0010d446"/>
    </style:style>
    <style:style style:name="P9" style:family="paragraph" style:parent-style-name="Heading_20_2">
      <style:paragraph-properties fo:margin-left="0cm" fo:margin-right="0cm" fo:margin-top="0.097cm" fo:margin-bottom="0cm" loext:contextual-spacing="false" fo:line-height="150%" fo:text-indent="0cm" style:auto-text-indent="false"/>
      <style:text-properties officeooo:paragraph-rsid="0010d446" fo:background-color="transparent"/>
    </style:style>
    <style:style style:name="P10" style:family="paragraph" style:parent-style-name="Heading_20_2">
      <style:paragraph-properties fo:margin-left="0cm" fo:margin-right="0cm" fo:margin-top="0.097cm" fo:margin-bottom="0cm" loext:contextual-spacing="false" fo:line-height="150%" fo:text-indent="0cm" style:auto-text-indent="false"/>
      <style:text-properties fo:font-weight="normal" officeooo:rsid="0010d446" officeooo:paragraph-rsid="0010d446" fo:background-color="transparent" style:font-weight-asian="normal" style:font-weight-complex="normal"/>
    </style:style>
    <style:style style:name="P11" style:family="paragraph" style:parent-style-name="Heading_20_2" style:master-page-name="Converted1">
      <style:paragraph-properties fo:margin-left="0cm" fo:margin-right="0cm" fo:margin-top="0.074cm" fo:margin-bottom="0cm" loext:contextual-spacing="false" fo:line-height="150%" fo:text-indent="0cm" style:auto-text-indent="false" style:page-number="auto"/>
      <style:text-properties officeooo:paragraph-rsid="0010d446"/>
    </style:style>
    <style:style style:name="P12" style:family="paragraph" style:parent-style-name="Heading_20_2">
      <style:paragraph-properties fo:margin-top="0.321cm" fo:margin-bottom="0cm" loext:contextual-spacing="false" fo:line-height="150%"/>
      <style:text-properties style:font-name="Calibri" fo:font-size="11pt" officeooo:paragraph-rsid="0010d446" style:font-name-asian="Calibri1" style:font-size-asian="11pt" style:font-name-complex="Calibri1" style:font-size-complex="11pt"/>
    </style:style>
    <style:style style:name="P13" style:family="paragraph" style:parent-style-name="Standard">
      <style:text-properties style:font-name="Calibri" fo:font-size="11pt" officeooo:paragraph-rsid="0010d446" style:font-name-asian="Calibri1" style:font-size-asian="11pt" style:font-name-complex="Calibri1" style:font-size-complex="11pt"/>
    </style:style>
    <style:style style:name="P14" style:family="paragraph" style:parent-style-name="Standard" style:list-style-name="WWNum1">
      <style:paragraph-properties fo:line-height="150%">
        <style:tab-stops>
          <style:tab-stop style:position="3.073cm"/>
          <style:tab-stop style:position="3.074cm"/>
        </style:tab-stops>
      </style:paragraph-properties>
      <style:text-properties officeooo:paragraph-rsid="0010d446"/>
    </style:style>
    <style:style style:name="P15" style:family="paragraph" style:parent-style-name="Standard" style:list-style-name="WWNum1">
      <style:paragraph-properties fo:line-height="150%">
        <style:tab-stops>
          <style:tab-stop style:position="2.896cm"/>
          <style:tab-stop style:position="2.898cm"/>
        </style:tab-stops>
      </style:paragraph-properties>
      <style:text-properties officeooo:paragraph-rsid="0010d446"/>
    </style:style>
    <style:style style:name="P16" style:family="paragraph" style:parent-style-name="Standard">
      <style:text-properties officeooo:paragraph-rsid="0010d446"/>
    </style:style>
    <style:style style:name="P17" style:family="paragraph" style:parent-style-name="Standard" style:master-page-name="Standard">
      <style:paragraph-properties fo:margin-left="0.231cm" fo:margin-right="0cm" fo:line-height="150%" fo:orphans="0" fo:widows="0" fo:text-indent="0cm" style:auto-text-indent="false" style:page-number="auto"/>
      <style:text-properties officeooo:paragraph-rsid="0010d446"/>
    </style:style>
    <style:style style:name="P18" style:family="paragraph" style:parent-style-name="Standard">
      <style:paragraph-properties fo:margin-top="0.321cm" fo:margin-bottom="0cm" loext:contextual-spacing="false" fo:line-height="150%" fo:padding="0cm" fo:border="none"/>
      <style:text-properties officeooo:paragraph-rsid="0010d446"/>
    </style:style>
    <style:style style:name="P19" style:family="paragraph" style:parent-style-name="Standard">
      <style:paragraph-properties fo:line-height="150%" fo:padding="0cm" fo:border="none"/>
      <style:text-properties officeooo:paragraph-rsid="0010d446"/>
    </style:style>
    <style:style style:name="P20" style:family="paragraph" style:parent-style-name="Standard">
      <style:paragraph-properties fo:margin-left="0.178cm" fo:margin-right="0cm" fo:text-indent="0cm" style:auto-text-indent="false"/>
      <style:text-properties style:font-name="Calibri" fo:font-size="11pt" officeooo:paragraph-rsid="0010d446" style:font-name-asian="Calibri1" style:font-size-asian="11pt" style:font-name-complex="Calibri1" style:font-size-complex="11pt"/>
    </style:style>
    <style:style style:name="P21" style:family="paragraph" style:parent-style-name="Standard" style:list-style-name="WWNum1">
      <style:paragraph-properties fo:margin-top="0.03cm" fo:margin-bottom="0cm" loext:contextual-spacing="false" fo:line-height="150%" fo:padding="0cm" fo:border="none">
        <style:tab-stops>
          <style:tab-stop style:position="3.073cm"/>
          <style:tab-stop style:position="3.074cm"/>
        </style:tab-stops>
      </style:paragraph-properties>
      <style:text-properties officeooo:paragraph-rsid="0010d446"/>
    </style:style>
    <style:style style:name="P22" style:family="paragraph" style:parent-style-name="Standard">
      <style:paragraph-properties fo:margin-top="0.319cm" fo:margin-bottom="0cm" loext:contextual-spacing="false" fo:line-height="150%"/>
      <style:text-properties officeooo:paragraph-rsid="0010d446"/>
    </style:style>
    <style:style style:name="P23" style:family="paragraph" style:parent-style-name="Standard">
      <style:paragraph-properties fo:margin-left="0cm" fo:margin-right="0.046cm" fo:margin-top="0.318cm" fo:margin-bottom="0cm" loext:contextual-spacing="false" fo:line-height="150%" fo:text-indent="0cm" style:auto-text-indent="false" fo:padding="0cm" fo:border="none"/>
      <style:text-properties officeooo:paragraph-rsid="0010d446"/>
    </style:style>
    <style:style style:name="P24" style:family="paragraph" style:parent-style-name="Standard">
      <style:paragraph-properties fo:margin-left="0cm" fo:margin-right="0.046cm" fo:line-height="150%" fo:text-indent="0cm" style:auto-text-indent="false" fo:padding="0cm" fo:border="none"/>
      <style:text-properties officeooo:paragraph-rsid="0010d446"/>
    </style:style>
    <style:style style:name="P25" style:family="paragraph" style:parent-style-name="Standard">
      <style:paragraph-properties fo:margin-left="0.356cm" fo:margin-right="0.046cm" fo:margin-top="0.318cm" fo:margin-bottom="0cm" loext:contextual-spacing="false" fo:line-height="150%" fo:text-indent="0cm" style:auto-text-indent="false" fo:padding="0cm" fo:border="none"/>
      <style:text-properties fo:color="#000000" style:font-name="Calibri" fo:font-size="11pt" officeooo:paragraph-rsid="0010d446" style:font-name-asian="Calibri1" style:font-size-asian="11pt" style:font-name-complex="Calibri1" style:font-size-complex="11pt"/>
    </style:style>
    <style:style style:name="P26" style:family="paragraph" style:parent-style-name="Standard">
      <style:paragraph-properties fo:margin-left="0.178cm" fo:margin-right="11.344cm" fo:line-height="150%" fo:text-indent="0cm" style:auto-text-indent="false">
        <style:tab-stops>
          <style:tab-stop style:position="1.626cm"/>
          <style:tab-stop style:position="1.628cm"/>
        </style:tab-stops>
      </style:paragraph-properties>
      <style:text-properties style:font-name="Calibri" fo:font-size="11pt" style:text-underline-style="solid" style:text-underline-width="auto" style:text-underline-color="font-color" officeooo:paragraph-rsid="0010d446" style:font-name-asian="Calibri1" style:font-size-asian="11pt" style:font-name-complex="Calibri1" style:font-size-complex="11pt"/>
    </style:style>
    <style:style style:name="P27" style:family="paragraph" style:parent-style-name="Standard">
      <style:paragraph-properties fo:margin-left="0cm" fo:margin-right="11.344cm" fo:line-height="150%" fo:text-indent="0cm" style:auto-text-indent="false">
        <style:tab-stops>
          <style:tab-stop style:position="1.626cm"/>
          <style:tab-stop style:position="1.628cm"/>
        </style:tab-stops>
      </style:paragraph-properties>
      <style:text-properties fo:font-weight="bold" officeooo:paragraph-rsid="0010d446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 fo:padding="0cm" fo:border="none" style:writing-mode="lr-tb"/>
      <style:text-properties officeooo:paragraph-rsid="0010d446"/>
    </style:style>
    <style:style style:name="T1" style:family="text">
      <style:text-properties fo:color="#000000" style:font-name="Calibri" fo:font-size="11pt" style:font-name-asian="Calibri1" style:font-size-asian="11pt" style:font-name-complex="Calibri1" style:font-size-complex="11pt"/>
    </style:style>
    <style:style style:name="T2" style:family="text">
      <style:text-properties fo:color="#000000" style:font-name="Calibri" fo:font-size="11pt" officeooo:rsid="0010d446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style:font-name-asian="Times New Roman1" style:font-size-asian="11pt" style:font-name-complex="Calibri1" style:font-size-complex="11pt"/>
    </style:style>
    <style:style style:name="T4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5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6" style:family="text">
      <style:text-properties style:font-name="Calibri" fo:font-size="11pt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style:font-name-asian="Calibri1" style:font-size-asian="11pt" style:font-name-complex="Calibri1" style:font-size-complex="11pt"/>
    </style:style>
    <style:style style:name="T9" style:family="text">
      <style:text-properties fo:color="#202124" style:font-name="Calibri" fo:font-size="11pt" style:font-name-asian="Calibri1" style:font-size-asian="11pt" style:font-name-complex="Calibri1" style:font-size-complex="11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"/></text:p>
      <text:p text:style-name="P16"><text:span text:style-name="T4">Student Profile Page:</text:span></text:p>
      <text:h text:style-name="P6" text:outline-level="2"/>
      <text:h text:style-name="P7" text:outline-level="2"><text:span text:style-name="T6">Overview:</text:span></text:h>
      <text:p text:style-name="P18"><text:span text:style-name="T1">Full Name: Tabang Duda</text:span></text:p>
      <text:p text:style-name="P19"><text:span text:style-name="T1">Date of Birth: 15 June 1997</text:span></text:p>
      <text:p text:style-name="P19"><text:span text:style-name="T1">Gender: Male</text:span></text:p>
      <text:p text:style-name="P19"><text:span text:style-name="T1">Location (suburb): Phillipi </text:span><text:span text:style-name="T2">4478 <text:s/>Tulip</text:span></text:p>
      <text:p text:style-name="P19"><text:span text:style-name="T1">Nationality: African</text:span></text:p>
      <text:p text:style-name="P16"><text:span text:style-name="T7">Willing to Relocate (Yes/No – Then where JHB or Durban): No</text:span></text:p>
      <text:p text:style-name="P20"/>
      <text:p text:style-name="P19"><text:span text:style-name="T1">Any type of criminal record: No</text:span></text:p>
      <text:p text:style-name="P19"><text:span text:style-name="T1">Are you blacklisted or do you have any credit issues: No</text:span></text:p>
      <text:h text:style-name="P8" text:outline-level="2"><text:span text:style-name="T6">Student Bio:</text:span></text:h>
      <text:p text:style-name="P16"><text:span text:style-name="T9">I am a committed and creative individual who can assimilate new ideas efficiently</text:span><text:span text:style-name="T7">. Given that I want to have a career in coding, I still look forward to expanding my coding and development skill set to better myself.</text:span></text:p>
      <text:p text:style-name="P13"/>
      <text:h text:style-name="P9" text:outline-level="2"><text:span text:style-name="T7">Please provide us with an idea as to where your passion for the tech space came from.</text:span></text:h>
      <text:h text:style-name="P10" text:outline-level="2"><text:span text:style-name="T7">Seeing how the world is changing that gave me the motivation and I enjoy problem solving I also want to learn more and expand my knowledge, I enjoy being part of this industry I feel like I can also make change</text:span></text:h>
      <text:h text:style-name="P5" text:outline-level="2"/>
      <text:h text:style-name="P7" text:outline-level="2"><text:span text:style-name="T6">Passion Board:</text:span></text:h>
      <text:list xml:id="list733804619" text:style-name="WWNum1">
        <text:list-item>
          <text:p text:style-name="P21"><text:span text:style-name="T1">Mobile gaming/ PC gaming</text:span></text:p>
        </text:list-item>
        <text:list-item>
          <text:p text:style-name="P14"><text:span text:style-name="T7">Reading</text:span></text:p>
        </text:list-item>
        <text:list-item>
          <text:p text:style-name="P14"><text:span text:style-name="T7">Applications</text:span></text:p>
        </text:list-item>
        <text:list-item>
          <text:p text:style-name="P15"><text:span text:style-name="T7">Movie</text:span></text:p>
        </text:list-item>
      </text:list>
      <text:h text:style-name="P11" text:outline-level="2"><text:span text:style-name="T6">Education:</text:span></text:h>
      <text:p text:style-name="P22"><text:span text:style-name="T5">Matric (year and school): </text:span><text:span text:style-name="T7"><text:s/>2017, Simunye High School</text:span></text:p>
      <text:h text:style-name="P12" text:outline-level="2"/>
      <text:h text:style-name="P7" text:outline-level="2"><text:span text:style-name="T6">Working Experience:</text:span></text:h>
      <text:p text:style-name="P23"><text:span text:style-name="T1">Company: Iron Steak &amp; Bar</text:span></text:p>
      <text:p text:style-name="P24"><text:span text:style-name="T1">Period: 1 year</text:span></text:p>
      <text:p text:style-name="P24"><text:span text:style-name="T1">Role: Barman</text:span></text:p>
      <text:p text:style-name="P24"><text:span text:style-name="T1">Duties:</text:span></text:p>
      <text:list xml:id="list2462768710" text:style-name="WWNum2">
        <text:list-item>
          <text:h text:style-name="P1" text:outline-level="1"><text:span text:style-name="T7">Making Cocktails</text:span></text:h>
        </text:list-item>
        <text:list-item>
          <text:h text:style-name="P2" text:outline-level="1"><text:span text:style-name="T7">Serving customers/clients</text:span></text:h>
        </text:list-item>
        <text:list-item>
          <text:h text:style-name="P2" text:outline-level="1"><text:span text:style-name="T7">Customer interaction</text:span></text:h>
        </text:list-item>
      </text:list>
      <text:p text:style-name="P25"/>
      <text:p text:style-name="P24"><text:span text:style-name="T1">Company: Ackermans</text:span></text:p>
      <text:p text:style-name="P24"><text:span text:style-name="T1">Period: 1 month</text:span></text:p>
      <text:p text:style-name="P24"><text:span text:style-name="T1">Role: salesman</text:span></text:p>
      <text:p text:style-name="P24"><text:span text:style-name="T1">Duties:</text:span></text:p>
      <text:list xml:id="list113439624304990" text:continue-numbering="true" text:style-name="WWNum2">
        <text:list-item>
          <text:h text:style-name="P1" text:outline-level="1"><text:span text:style-name="T7">Rearranging stock</text:span></text:h>
        </text:list-item>
        <text:list-item>
          <text:h text:style-name="P2" text:outline-level="1"><text:span text:style-name="T7">Janitorial duties</text:span></text:h>
        </text:list-item>
        <text:list-item>
          <text:h text:style-name="P2" text:outline-level="1"><text:span text:style-name="T7">Customer service</text:span></text:h>
        </text:list-item>
      </text:list>
      <text:h text:style-name="P3" text:outline-level="1"/>
      <text:p text:style-name="P23"><text:span text:style-name="T1">Company: Africa Volunteer Action (</text:span><text:bookmark text:name="_GoBack"/><text:span text:style-name="T1">Work for progress )</text:span></text:p>
      <text:p text:style-name="P24"><text:span text:style-name="T1">Period: 9 months</text:span></text:p>
      <text:p text:style-name="P24"><text:span text:style-name="T1">Role: Volunteer</text:span></text:p>
      <text:p text:style-name="P24"><text:span text:style-name="T1">Duties:</text:span></text:p>
      <text:list xml:id="list113440804447658" text:continue-numbering="true" text:style-name="WWNum2">
        <text:list-item>
          <text:h text:style-name="P1" text:outline-level="1"><text:span text:style-name="T7">Developed hydroponics</text:span></text:h>
        </text:list-item>
      </text:list>
      <text:h text:style-name="P4" text:outline-level="1"/>
      <text:p text:style-name="P26"/>
      <text:p text:style-name="P27"><text:span text:style-name="T6">Contact me</text:span></text:p>
      <text:p text:style-name="P19"><text:span text:style-name="T1">Email: Tabangduda97@gmail.com</text:span></text:p>
      <text:p text:style-name="P19"><text:span text:style-name="T1">Contact Number: 062-548-6939</text:span></text:p>
      <text:p text:style-name="P19"><text:span text:style-name="T1">LinkedIn: https://www.linkedin.com/in/tabang-duda-05a7061bb/</text:span></text:p>
      <text:p text:style-name="P28"><text:span text:style-name="T1">GitHub: https://github.com/Tabang9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ZA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448cm" fo:margin-right="0cm" fo:margin-top="0.065cm" fo:margin-bottom="0cm" loext:contextual-spacing="false" fo:text-indent="-0.637cm" style:auto-text-indent="false"/>
      <style:text-properties fo:font-size="12pt" style:font-size-asian="12pt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78cm" fo:margin-right="0cm" fo:text-indent="0cm" style:auto-text-indent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8cm" fo:margin-right="0cm" fo:margin-top="0.065cm" fo:margin-bottom="0cm" loext:contextual-spacing="false" fo:text-indent="-0.637cm" style:auto-text-indent="fals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fo:text-indent="-0.725cm" fo:margin-left="0.178cm"/>
        </style:list-level-properties>
        <style:text-properties style:font-name="Wingdings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725cm" fo:margin-left="1.789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725cm" fo:margin-left="3.40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725cm" fo:margin-left="5.013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fo:text-indent="-0.725cm" fo:margin-left="6.625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fo:text-indent="-0.725cm" fo:margin-left="8.237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725cm" fo:margin-left="9.8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725cm" fo:margin-left="11.462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fo:text-indent="-0.725cm" fo:margin-left="13.07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725cm" fo:margin-left="0.178cm"/>
        </style:list-level-properties>
        <style:text-properties fo:font-family="Calibri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fo:text-indent="-0.725cm" fo:margin-left="1.789cm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fo:text-indent="-0.725cm" fo:margin-left="3.401cm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725cm" fo:margin-left="5.013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fo:text-indent="-0.725cm" fo:margin-left="6.625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fo:text-indent="-0.725cm" fo:margin-left="8.237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725cm" fo:margin-left="9.85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fo:text-indent="-0.725cm" fo:margin-left="11.462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fo:text-indent="-0.725cm" fo:margin-left="13.07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39cm" style:num-format="1" style:print-orientation="portrait" fo:margin-top="2.469cm" fo:margin-bottom="0.494cm" fo:margin-left="2.364cm" fo:margin-right="2.364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5:21:50</meta:creation-date>
    <dc:language>en-ZA</dc:language>
    <dc:date>2021-01-06T11:34:38.065242480</dc:date>
    <meta:editing-cycles>3</meta:editing-cycles>
    <meta:editing-duration>PT9M41S</meta:editing-duration>
    <meta:generator>LibreOffice/6.4.2.2$Linux_X86_64 LibreOffice_project/40$Build-2</meta:generator>
    <meta:document-statistic meta:table-count="0" meta:image-count="0" meta:object-count="0" meta:page-count="2" meta:paragraph-count="46" meta:word-count="233" meta:character-count="1466" meta:non-whitespace-character-count="1283"/>
  </office:meta>
</office:document-meta>
</file>